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sMap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VariablesMapMethodArgumentResolverTests.handle( String stringArg , @ MatrixVariable Map &lt; String , String &gt; map , @ MatrixVariable MultiValueMap &lt; String , String &gt; multivalueMap , @ MatrixVariable ( pathVar = "cars" ) MultiValueMap &lt; String , String &gt; mapForPathVar , @ MatrixVariable ( "name" ) Map &lt; String , String &gt; mapWi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rixVariablesMap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trixVariables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rixVariablesMapMethodArgumentResolverTests.resolveArgumentNo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apMethodArgumentResolverTests.getMatrixVariables( String path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rixVariablesMapMethodArgumentResolverTests.resolveArgum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rixVariablesMapMethodArgumentResolverTests.resolveArgumentPathVari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